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fo:min-height="13.364cm"/>
    </style:style>
    <style:style style:name="pr4" style:family="presentation" style:parent-style-name="Impress-title">
      <style:graphic-properties fo:min-height="6.922cm"/>
    </style:style>
    <style:style style:name="pr5" style:family="presentation" style:parent-style-name="Impress-subtitle">
      <style:graphic-properties draw:fill-color="#ffffff" fo:min-height="2.729cm"/>
    </style:style>
    <style:style style:name="pr6" style:family="presentation" style:parent-style-name="Impress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draw:auto-grow-height="true" fo:min-height="13.364cm"/>
    </style:style>
    <style:style style:name="pr10" style:family="presentation" style:parent-style-name="Impress1-title">
      <style:graphic-properties fo:min-height="3.507cm"/>
    </style:style>
    <style:style style:name="pr11" style:family="presentation" style:parent-style-name="Impress1-notes">
      <style:graphic-properties fo:min-height="13.364cm"/>
    </style:style>
    <style:style style:name="pr12" style:family="presentation" style:parent-style-name="Impress1-title">
      <style:graphic-properties fo:min-height="4.235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 text:style-name="P1">Seminarium dyplomowe<text:line-break/><text:span text:style-name="T1">Adrian Granosik</text:span></text:p>
          </draw:text-box>
        </draw:frame>
        <draw:frame presentation:style-name="pr2" draw:text-style-name="P1" draw:layer="layout" svg:width="23.8cm" svg:height="2.729cm" svg:x="2.2cm" svg:y="16.4cm" presentation:class="outline" presentation:user-transformed="true">
          <draw:text-box>
            <text:list text:style-name="L2">
              <text:list-header>
                <text:p text:style-name="P1">Łódź 22.05.2019 r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0">
        <office:forms form:automatic-focus="false" form:apply-design-mode="false"/>
        <draw:frame presentation:style-name="pr4" draw:layer="layout" svg:width="23.8cm" svg:height="6.922cm" svg:x="2.2cm" svg:y="9.94cm" presentation:class="title" presentation:user-transformed="true">
          <draw:text-box>
            <text:p>Wspomaganie zarządzania zasobami firm zewnętrznych </text:p>
          </draw:text-box>
        </draw:frame>
        <draw:frame presentation:style-name="pr5" draw:text-style-name="P3" draw:layer="layout" svg:width="23.8cm" svg:height="2.729cm" svg:x="2.2cm" svg:y="16.4cm" presentation:class="subtitle" presentation:user-transformed="true">
          <draw:text-box>
            <text:p>Dr inż. Agnieszka Duraj</text:p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el pracy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header>
                <text:p>Stworzenie aplikacji internetowej pozwalającej na udostępnianie róznorakich zasobów na pewnych warunkach przez firmy zewnętrzne dla użytkowników aplikacji. Zasoby będą odpowiednio skategoryzowane tak aby umożliwić jak najszybsze znalezienie szukanego zasobu.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Zakres pracy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header>
                <text:p>Zaprojektowanie systemu na wszystkich warstwach wymaganych do jego działania:</text:p>
              </text:list-header>
              <text:list-item>
                <text:p>Serwer</text:p>
              </text:list-item>
              <text:list-item>
                <text:p>Baza danych – zdefiniowanie sposobu w jaki dane będą przechowywane</text:p>
              </text:list-item>
              <text:list-item>
                <text:p>Logika biznesowa</text:p>
              </text:list-item>
              <text:list-item>
                <text:p>Widok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otywacja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Dostarczenie użytkownikowi strony internetowej umożliwiającej szybkie i wygodne przeglądanie ofert wystawianych przez firmy.</text:p>
              </text:list-item>
              <text:list-item>
                <text:p>Nauka narzędzi służących do tworzenia aplikacji internetowych</text:p>
                <text:p/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2" draw:layer="layout" svg:width="24.599cm" svg:height="4.235cm" svg:x="2cm" svg:y="0.472cm" presentation:class="title" presentation:user-transformed="true">
          <draw:text-box>
            <text:p>Istniejące rozwiązania oraz propozycja rozwiązania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header>
                <text:p>Istniejące rozwiązania:</text:p>
              </text:list-header>
              <text:list-item>
                <text:p>Wyszukiwarka od firmy Google</text:p>
              </text:list-item>
              <text:list-item>
                <text:p>Strony internetowe nastowione na pojedynczą kategorię produktu</text:p>
                <text:p>Propozycja rozwiązania:</text:p>
              </text:list-item>
              <text:list-item>
                <text:p>Możliwie jak najwięcej kategorii znajdujących się w jednym miejscu – jedna strona www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Narzędzia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Microsoft SQL Server</text:p>
              </text:list-item>
              <text:list-item>
                <text:p>Dapper – jako narzędzienie mapowania obiektowo-relacyjnego</text:p>
              </text:list-item>
              <text:list-item>
                <text:p>Nunit 3.11</text:p>
              </text:list-item>
              <text:list-item>
                <text:p>.NET Core 2.2</text:p>
              </text:list-item>
              <text:list-item>
                <text:p>React js 16.8.0 (6 lutego 2019 r.)</text:p>
              </text:list-item>
              <text:list-item>
                <text:p>React-redux 7.0.3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Harmonogram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Opracowanie interfejsu użytkownika – termin: 31.07.2019 r. </text:p>
              </text:list-item>
              <text:list-item>
                <text:p>Zaprojektowanie bazy danych – termin: 31.08.2019 r.</text:p>
              </text:list-item>
              <text:list-item>
                <text:p>Implementacja logiki aplikacji oraz testów jednostkowych <text:s/>- termin: 31.10.2019 r.</text:p>
              </text:list-item>
              <text:list-item>
                <text:p>Dopracowanie aplikacji („ostatnie poprawki”) - termin: 31.12.2019 r.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Literatura</text:p>
          </draw:text-box>
        </draw:frame>
        <draw:frame presentation:style-name="pr8" draw:text-style-name="P4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Nagel Christian</text:span><text:span text:style-name="T3"> Professional C# 7 and .NET Core 2.0</text:span></text:p>
              </text:list-item>
              <text:list-item>
                <text:p><text:span text:style-name="T2">Benjamin Nevarez</text:span><text:span text:style-name="T3"> Microsoft SQL Server 2014 Optymalizacja zapytań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1:58:47.769000000</meta:creation-date>
    <meta:editing-duration>PT1H20M46S</meta:editing-duration>
    <meta:editing-cycles>17</meta:editing-cycles>
    <meta:generator>LibreOffice/6.1.2.1$Windows_x86 LibreOffice_project/65905a128db06ba48db947242809d14d3f9a93fe</meta:generator>
    <dc:title>Impress</dc:title>
    <dc:date>2019-05-20T19:33:28.987000000</dc:date>
    <meta:document-statistic meta:object-count="70"/>
  </office:meta>
</office:document-meta>
</file>